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36A00B783B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4ca" officeooo:paragraph-rsid="000954ca"/>
    </style:style>
    <style:style style:name="P2" style:family="paragraph" style:parent-style-name="Standard">
      <style:paragraph-properties fo:text-align="start" style:justify-single-word="false"/>
      <style:text-properties fo:font-size="14pt" officeooo:rsid="000954ca" officeooo:paragraph-rsid="000954c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954ca" officeooo:paragraph-rsid="000954c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54ca" officeooo:paragraph-rsid="000954ca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RDET <text:s/>Dennis </text:p>
      <text:p text:style-name="P3">L3 INFO</text:p>
      <text:p text:style-name="P1"/>
      <text:p text:style-name="P1"/>
      <text:p text:style-name="P1"/>
      <text:p text:style-name="P1"/>
      <text:p text:style-name="P4">Titre du<draw:frame draw:style-name="fr1" draw:name="Image1" text:anchor-type="char" svg:x="1.475cm" svg:y="3.727cm" svg:width="13.813cm" svg:height="19.472cm" draw:z-index="0"><draw:image xlink:href="Pictures/100000000000026C0000036A00B783B0.jpg" xlink:type="simple" xlink:show="embed" xlink:actuate="onLoad"/></draw:frame> st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</meta:initial-creator>
    <meta:creation-date>2015-04-17T13:49:22.240738960</meta:creation-date>
    <dc:date>2015-04-17T14:07:19.440486391</dc:date>
    <dc:creator>Dennis </dc:creator>
    <meta:editing-duration>PT2M51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3" meta:word-count="7" meta:character-count="36" meta:non-whitespace-character-count="30"/>
  </office:meta>
</office:document-meta>
</file>